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72d4c5" officeooo:paragraph-rsid="0072d4c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d75cc" officeooo:paragraph-rsid="002d75cc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658ff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65da34" officeooo:paragraph-rsid="0072d4c5" style:letter-kerning="fals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98c03" style:letter-kerning="false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nap-to-layout-grid="true">
        <style:tab-stops/>
      </style:paragraph-properties>
      <style:text-properties fo:color="#000000" style:text-outline="false" style:font-name="Liberation Serif" fo:font-size="11pt" fo:letter-spacing="normal" fo:font-style="normal" style:text-underline-style="none" fo:font-weight="normal" officeooo:rsid="00745d2d" officeooo:paragraph-rsid="00745d2d" style:letter-kerning="false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45d2d" style:letter-kerning="false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45d2d" officeooo:paragraph-rsid="00767c32" style:letter-kerning="false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font-name="Liberation Serif" fo:font-size="11pt" fo:letter-spacing="normal" fo:font-style="normal" style:text-underline-style="none" fo:font-weight="bold" officeooo:rsid="00767c32" officeooo:paragraph-rsid="00767c32" style:letter-kerning="false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483a4" officeooo:paragraph-rsid="002483a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27b3ab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2483a4" officeooo:paragraph-rsid="002483a4" style:font-size-asian="16pt" style:font-weight-asian="bold" style:font-size-complex="16pt" style:font-weight-complex="bold"/>
    </style:style>
    <style:style style:name="T1" style:family="text">
      <style:text-properties style:text-underline-style="none" fo:font-weight="normal" officeooo:rsid="0027b3ab" style:font-weight-asian="normal" style:font-weight-complex="normal"/>
    </style:style>
    <style:style style:name="T2" style:family="text">
      <style:text-properties officeooo:rsid="0029e996"/>
    </style:style>
    <style:style style:name="T3" style:family="text">
      <style:text-properties officeooo:rsid="0030c72f"/>
    </style:style>
    <style:style style:name="T4" style:family="text">
      <style:text-properties officeooo:rsid="00745d2d"/>
    </style:style>
    <style:style style:name="T5" style:family="text">
      <style:text-properties fo:color="#000000" style:text-outline="false" style:font-name="Liberation Serif" fo:letter-spacing="normal" fo:font-style="normal" style:text-underline-style="none" fo:font-weight="normal" officeooo:rsid="007658ff" style:letter-kerning="false" style:font-style-asian="normal" style:font-weight-asian="normal" style:font-style-complex="normal" style:font-weight-complex="normal"/>
    </style:style>
    <style:style style:name="T6" style:family="text">
      <style:text-properties officeooo:rsid="00767c32"/>
    </style:style>
    <style:style style:name="T7" style:family="text">
      <style:text-properties officeooo:rsid="007714c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7716ea"/>
    </style:style>
    <style:style style:name="T10" style:family="text">
      <style:text-properties officeooo:rsid="00798c03"/>
    </style:style>
    <style:style style:name="T11" style:family="text">
      <style:text-properties officeooo:rsid="007aeecc"/>
    </style:style>
    <style:style style:name="T12" style:family="text">
      <style:text-properties officeooo:rsid="007b3032"/>
    </style:style>
    <style:style style:name="T13" style:family="text">
      <style:text-properties officeooo:rsid="007b87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etriebs- und Kommunikationssysteme</text:p>
      <text:p text:style-name="P14">Übung <text:span text:style-name="T6">9</text:span></text:p>
      <text:p text:style-name="P1"/>
      <text:p text:style-name="P1">Andreas Timmermann, <text:span text:style-name="T3">Nhu Quynh</text:span></text:p>
      <text:p text:style-name="P1">Matrikelnummer: 4994606, …</text:p>
      <text:p text:style-name="P13"><text:span text:style-name="T1">Gruppe 1 (</text:span><text:bookmark text:name="studentViewForm:studentViewSectionsTable:2:instructorName"/>David <text:span text:style-name="T2">Bohn</text:span><text:span text:style-name="T1">)</text:span></text:p>
      <text:p text:style-name="P1"/>
      <text:p text:style-name="P3">Aufgabe 1)</text:p>
      <text:p text:style-name="P2"><text:span text:style-name="T4">(</text:span>a)</text:p>
      <text:p text:style-name="P5">- <text:span text:style-name="T7">Betriebssysteme</text:span></text:p>
      <text:p text:style-name="P5"><text:tab/>- <text:span text:style-name="T7">Aufgabe</text:span></text:p>
      <text:p text:style-name="P5"><text:tab/><text:tab/>- <text:span text:style-name="T7">Programmausführung</text:span></text:p>
      <text:p text:style-name="P5"><text:tab/><text:tab/>- <text:span text:style-name="T7">Zugriff auf Hardware des Computers</text:span></text:p>
      <text:p text:style-name="P5"><text:tab/><text:tab/>- <text:span text:style-name="T7">steuern des Filezugriffs</text:span></text:p>
      <text:p text:style-name="P5"><text:tab/><text:tab/>- <text:span text:style-name="T7">Steuerung von Sicherheitssystemen</text:span></text:p>
      <text:p text:style-name="P5"><text:tab/><text:tab/>- <text:span text:style-name="T7">Fehlerbehandlung</text:span></text:p>
      <text:p text:style-name="P5"><text:tab/><text:tab/>- <text:span text:style-name="T7">Logging</text:span></text:p>
      <text:p text:style-name="P5"><text:tab/>- <text:span text:style-name="T7">Abstraktionslayer</text:span></text:p>
      <text:p text:style-name="P5"><text:tab/><text:tab/>- <text:span text:style-name="T7">User Progams</text:span></text:p>
      <text:p text:style-name="P5"><text:tab/><text:tab/>- <text:span text:style-name="T7">Operating System / Kernel</text:span></text:p>
      <text:p text:style-name="P5"><text:tab/><text:tab/>- <text:span text:style-name="T7">Hardware</text:span></text:p>
      <text:p text:style-name="P5"><text:tab/>- <text:span text:style-name="T7">Kernel</text:span></text:p>
      <text:p text:style-name="P6"><text:tab/><text:tab/>- <text:span text:style-name="T7">monolitisch</text:span></text:p>
      <text:p text:style-name="P6"><text:tab/><text:tab/>- <text:span text:style-name="T7">micro</text:span><text:tab/></text:p>
      <text:p text:style-name="P6">- <text:span text:style-name="T7">POSIX</text:span></text:p>
      <text:p text:style-name="P6"><text:tab/>- <text:span text:style-name="T7">betriessystemübergreifender Programmierstandart</text:span></text:p>
      <text:p text:style-name="P6"/>
      <text:p text:style-name="P6">- <text:span text:style-name="T9">Systemcalls</text:span></text:p>
      <text:p text:style-name="P6"><text:tab/>- <text:span text:style-name="T9">Aufrufe von Unterprogrammen und Programmteilen des Betriebssystems, zum Beispiel Treiber</text:span></text:p>
      <text:p text:style-name="P6"><text:tab/>- <text:span text:style-name="T9">Schichten des Zugriffs (Ring 0 bis Ring 3)</text:span></text:p>
      <text:p text:style-name="P6"><text:tab/>- <text:span text:style-name="T9">Contextswitch</text:span></text:p>
      <text:p text:style-name="P6"><text:tab/><text:tab/>- <text:span text:style-name="T9">Sprünge zwischen Programmen in verschiedenen Schichten</text:span></text:p>
      <text:p text:style-name="P6">- <text:span text:style-name="T9">Interrupt</text:span></text:p>
      <text:p text:style-name="P6"><text:tab/>- <text:span text:style-name="T9">Interrupt Service Routine (ISRs)</text:span></text:p>
      <text:p text:style-name="P6"><text:tab/>- <text:span text:style-name="T9">Interrupt Vector Table</text:span></text:p>
      <text:p text:style-name="P8"><text:tab/>- <text:span text:style-name="T9">Hardware</text:span></text:p>
      <text:p text:style-name="P6"><text:tab/><text:tab/>- <text:span text:style-name="T9">I/O Devices, zum Beispiel Drucker, Tastatur, Maus, Festplatte, Monitor und und und</text:span></text:p>
      <text:p text:style-name="P6"><text:tab/>- <text:span text:style-name="T9">Software</text:span></text:p>
      <text:p text:style-name="P6"><text:tab/><text:tab/>- <text:span text:style-name="T9">Benutzerprogramme</text:span></text:p>
      <text:p text:style-name="P6"><text:tab/>- <text:span text:style-name="T9">Ausnahmebehandlung</text:span></text:p>
      <text:p text:style-name="P6"><text:tab/><text:tab/>- <text:span text:style-name="T9">Division durch 0</text:span></text:p>
      <text:p text:style-name="P6"><text:tab/>- <text:span text:style-name="T9">illegaler Speicherzugriff</text:span></text:p>
      <text:p text:style-name="P6">- <text:span text:style-name="T10">Prozess</text:span></text:p>
      <text:p text:style-name="P6"><text:tab/>- <text:span text:style-name="T10">ist eine laufende Instanz einen Programmes</text:span></text:p>
      <text:p text:style-name="P6"><text:tab/>- <text:span text:style-name="T10">ausfürbahrer Teil</text:span></text:p>
      <text:p text:style-name="P6"><text:tab/>- <text:span text:style-name="T10">Status des Prozesses</text:span></text:p>
      <text:p text:style-name="P6"><text:tab/>- <text:span text:style-name="T10">zugewiesene Speicherblöcke</text:span></text:p>
      <text:p text:style-name="P7">- <text:span text:style-name="T10">Thread</text:span></text:p>
      <text:p text:style-name="P7"><text:tab/>- <text:span text:style-name="T10">Teil eines Prozesses der als eigener Task läuft aber den selben Adressraum mit dem Prozess teilt</text:span><text:tab/></text:p>
      <text:p text:style-name="P6"><text:span text:style-name="T10">- Programm</text:span><text:tab/></text:p>
      <text:p text:style-name="P6"><text:tab/>- <text:span text:style-name="T10">passive Entity eines Prozesses ohne Stack und Heap</text:span></text:p>
      <text:p text:style-name="P6">- <text:span text:style-name="T11">Betriebssysteme und Prozesse</text:span></text:p>
      <text:p text:style-name="P6"><text:tab/>- <text:span text:style-name="T11">Verwaltung mehrerer gleichzeitig laufender Prozesse in mehreren Queues</text:span></text:p>
      <text:p text:style-name="P6"><text:tab/>- <text:span text:style-name="T11">Verwaltung von Resourcen für laufende Prozesse</text:span></text:p>
      <text:p text:style-name="P6"><text:tab/>- <text:span text:style-name="T11">Kommunikation zwischen Prozessen</text:span></text:p>
      <text:p text:style-name="P6"><text:tab/>- <text:span text:style-name="T11">Starten und Beenden von Prozessen</text:span></text:p>
      <text:p text:style-name="P6"><text:soft-page-break/>- <text:span text:style-name="T12">Process Control Block</text:span></text:p>
      <text:p text:style-name="P6"><text:tab/>- <text:span text:style-name="T13">enthält Daten über einen laufenden Prozess</text:span></text:p>
      <text:p text:style-name="P6"><text:tab/>- <text:span text:style-name="T13">wird von Scheduler zur Prozessverwaltung benutzt</text:span></text:p>
      <text:p text:style-name="P6"/>
      <text:p text:style-name="P6"/>
      <text:p text:style-name="P6"/>
      <text:p text:style-name="P6"/>
      <text:p text:style-name="P6">- <text:span text:style-name="T7">Speichermanagment</text:span></text:p>
      <text:p text:style-name="P6"><text:tab/>- <text:span text:style-name="T7">Physicher Speicher</text:span></text:p>
      <text:p text:style-name="P6"><text:tab/></text:p>
      <text:p text:style-name="P6"><text:tab/></text:p>
      <text:p text:style-name="P6"><text:tab/></text:p>
      <text:p text:style-name="P6"><text:tab/></text:p>
      <text:p text:style-name="P6"/>
      <text:p text:style-name="P6"/>
      <text:p text:style-name="P9">(b)</text:p>
      <text:p text:style-name="P4"><text:span text:style-name="T5"/></text:p>
      <text:p text:style-name="P11">(c)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1" style:display-name="List 1" style:family="paragraph" style:parent-style-name="List" style:class="list"/>
    <style:style style:name="List_20_2" style:display-name="List 2" style:family="paragraph" style:parent-style-name="List" style:class="list"/>
    <style:style style:name="List_20_3" style:display-name="List 3" style:family="paragraph" style:parent-style-name="List" style:class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6:53:35.064495000</meta:creation-date>
    <meta:generator>LibreOffice/4.4.6.3$MacOSX_X86_64 LibreOffice_project/e8938fd3328e95dcf59dd64e7facd2c7d67c704d</meta:generator>
    <dc:date>2016-01-05T11:19:45.604682000</dc:date>
    <meta:editing-duration>PT10H38M27S</meta:editing-duration>
    <meta:editing-cycles>102</meta:editing-cycles>
    <meta:document-statistic meta:table-count="0" meta:image-count="0" meta:object-count="0" meta:page-count="2" meta:paragraph-count="64" meta:word-count="240" meta:character-count="1664" meta:non-whitespace-character-count="1421"/>
  </office:meta>
</office:document-meta>
</file>